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9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83.png" xlink:type="simple" xlink:show="embed" xlink:actuate="onLoad"/></draw:frame></text:p>
          </table:table-cell>
          <table:table-cell table:style-name="Table1.B1" office:value-type="string">
            <text:h text:style-name="P8" text:outline-level="1">Ключ-1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49cm" svg:height="2.54cm" draw:z-index="1"><draw:image xlink:href="../images/008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3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6.117cm" svg:height="2.685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2">где </text:span><text:span text:style-name="T14">x(t) </text:span><text:span text:style-name="T2">– вектор входных сигналов,</text:span></text:p>
            <text:p text:style-name="P2"><text:span text:style-name="T14">y₁(t) </text:span><text:span text:style-name="T2">– вектор </text:span><text:span text:style-name="T6">выходных</text:span><text:span text:style-name="T2"> сигналов </text:span><text:span text:style-name="T6">на 1-ом выходном порте,</text:span></text:p>
            <text:p text:style-name="P2"><text:span text:style-name="T14">y₂(t) </text:span><text:span text:style-name="T2">– вектор </text:span><text:span text:style-name="T6">выходных</text:span><text:span text:style-name="T2"> сигналов </text:span><text:span text:style-name="T6">на 2-ом выходном порте,</text:span></text:p>
            <text:p text:style-name="P2"><text:span text:style-name="T14">K</text:span><text:span text:style-name="T15"> </text:span><text:span text:style-name="T2">– вектор пороговых значений (уставок), определяющих условия перекоммутации сигналов на выходных портах блока</text:span><text:span text:style-name="T6">,</text:span></text:p>
            <text:p text:style-name="P2"><text:span text:style-name="T14">y₀ </text:span><text:span text:style-name="T1">– вектор сигналов на 1-ом выходном порте блока, при входных сигналах, </text:span><text:span text:style-name="T3">меньших</text:span><text:span text:style-name="T1"> пороговых значений </text:span><text:span text:style-name="T14">K </text:span><text:span text:style-name="T1">или вектор сигналов на 2-ом выходном порте блока, при входных сигналах, </text:span><text:span text:style-name="T3">больших</text:span><text:span text:style-name="T1"> пороговых значений </text:span><text:span text:style-name="T14">K</text:span><text:span text:style-name="T1">.</text:span></text:p>
            <text:p text:style-name="P2"><text:span text:style-name="T3">Свойства</text:span>:</text:p>
            <text:list xml:id="list4724522165493216879" text:style-name="L1">
              <text:list-item>
                <text:p text:style-name="P9"><text:span text:style-name="T8">Уставка — вектор «порогов» </text:span><text:span text:style-name="T9">K</text:span><text:span text:style-name="T8">.</text:span></text:p>
              </text:list-item>
              <text:list-item>
                <text:p text:style-name="P9"><text:span text:style-name="T6">Подпороговое значение — вектор сигналов </text:span><text:span text:style-name="T14">y₀</text:span><text:span text:style-name="T6"> на 1-ом выходном порте блока, при входных сигналах, </text:span><text:span text:style-name="T7">меньших</text:span><text:span text:style-name="T6"> пороговых значений </text:span><text:span text:style-name="T9">K </text:span><text:span text:style-name="T6">или, соответственно, вектор сигналов на 2-ом выходном порте блока, при входных сигналах, больших пороговых значений </text:span><text:span text:style-name="T9">K</text:span><text:span text:style-name="T6">.</text:span></text:p>
              </text:list-item>
            </text:list>
            <text:p text:style-name="P2"><text:span text:style-name="T3">Примечания</text:span>:</text:p>
            <text:list xml:id="list1108247337504972097" text:style-name="L2">
              <text:list-item>
                <text:p text:style-name="P10">По умолчанию блок формирует <text:span text:style-name="T4">скалярный</text:span> выходной сигнал.</text:p>
              </text:list-item>
              <text:list-item>
                <text:p text:style-name="P11"><text:span text:style-name="T10">Именованные свойства </text:span><text:span text:style-name="T5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4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1</dc:title>
    <dc:date>2014-12-16T11:10:00.48</dc:date>
    <meta:generator>OpenOffice/4.1.1$Win32 OpenOffice.org_project/411m6$Build-9775</meta:generator>
    <meta:editing-duration>PT2H20M37S</meta:editing-duration>
    <meta:editing-cycles>92</meta:editing-cycles>
    <meta:document-statistic meta:table-count="1" meta:image-count="2" meta:object-count="1" meta:page-count="1" meta:paragraph-count="19" meta:word-count="182" meta:character-count="1189"/>
  </office:meta>
</office:document-meta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x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x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x(t), ~ если ~ x(t) &gt;= K #
alignl  y_0, ~ если ~ x(t) &lt; K
}  right none
newline
y_2(t) = left lbrace stack{
alignl  x(t), ~ если ~ x(t) &lt; K #
alignl  y_0, ~ если ~ x(t) &gt;= K
}  right none
</annotation>
  </semantics>
</math>
</file>